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stroke="solid" svg:stroke-width="0.0705511811023622cm" svg:stroke-color="#385d8a" draw:textarea-vertical-align="middle" draw:fill="solid" draw:fill-color="#4f81bd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/>
        </draw:frame>
        <draw:rect svg:x="2.32062046321358cm" svg:y="5.67452248400591cm" svg:width="16.1088931779035cm" svg:height="2.82878763994833cm" draw:style-name="gr3"/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fill="none"/>
    </style:style>
    <style:style style:name="gr41" style:family="graphic">
      <style:graphic-properties draw:auto-grow-width="false" draw:auto-grow-height="false"/>
    </style:style>
    <style:style style:name="pr42" style:family="presentation">
      <style:graphic-properties draw:fill="none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fill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P47" style:family="paragraph">
      <style:paragraph-properties fo:line-height="100%" fo:text-align="left" fo:margin-left="0cm" fo:margin-right="0cm" fo:text-indent="0cm" fo:margin-top="0cm" fo:margin-bottom="0cm"/>
    </style:style>
    <style:style style:name="T4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P54" style:family="paragraph">
      <style:paragraph-properties fo:line-height="100%" fo:text-align="right" fo:margin-left="0cm" fo:margin-right="0cm" fo:text-indent="0cm" fo:margin-top="0cm" fo:margin-bottom="0cm"/>
    </style:style>
    <style:style style:name="T5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6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</text:list-item>
          </text:list>
        </draw:text-box>
      </draw:frame>
      <draw:frame draw:style-name="gr39" presentation:style-name="pr40" svg:x="2.3291069835753cm" svg:y="17.6623346764272cm" svg:width="7.62250469057579cm" svg:height="1.01458076056533cm" presentation:class="date-time" presentation:placeholder="true">
        <draw:text-box/>
      </draw:frame>
      <draw:frame draw:style-name="gr41" presentation:style-name="pr42" svg:x="11.2220289431594cm" svg:y="17.6623346764272cm" svg:width="11.4337567667323cm" svg:height="1.01458076056533cm" presentation:class="footer" presentation:placeholder="true">
        <draw:text-box/>
      </draw:frame>
      <draw:frame draw:style-name="gr43" presentation:style-name="pr44" svg:x="23.9262032480315cm" svg:y="17.6623346764272cm" svg:width="7.62250469057579cm" svg:height="1.01458076056533cm" presentation:class="page-number" presentation:placeholder="true">
        <draw:text-box/>
      </draw:frame>
      <draw:frame draw:style-name="gr45" presentation:style-name="pr46" svg:x="1.26992125984252cm" svg:y="17.6554330708661cm" svg:width="5.92629921259843cm" svg:height="1.01417322834646cm" presentation:class="date-time" presentation:placeholder="true">
        <draw:text-box>
          <text:p text:style-name="P47"><text:span text:style-name="T48">Date</text:span><text:span text:style-name="T49"/></text:p>
        </draw:text-box>
      </draw:frame>
      <draw:frame draw:style-name="gr50" presentation:style-name="pr51" svg:x="8.67779527559055cm" svg:y="17.6554330708661cm" svg:width="8.04283464566929cm" svg:height="1.01417322834646cm" presentation:class="footer" presentation:placeholder="true">
        <draw:text-box/>
      </draw:frame>
      <draw:frame draw:style-name="gr52" presentation:style-name="pr53" svg:x="18.2022047244094cm" svg:y="17.6554330708661cm" svg:width="5.92629921259843cm" svg:height="1.01417322834646cm" presentation:class="page-number" presentation:placeholder="true">
        <draw:text-box>
          <text:p text:style-name="P54"><text:span text:style-name="T55">‹#›</text:span><text:span text:style-name="T56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PowerPoint Presentation</dc:title>
    <meta:initial-creator>Иван</meta:initial-creator>
    <dc:creator>USMAN</dc:creator>
    <meta:creation-date>2015-10-26T13:50:40.0000000Z</meta:creation-date>
    <dc:date>2015-12-14T06:31:57.0000000Z</dc:date>
    <meta:print-date>2015-12-16T11:01:41.4999303+05:00</meta:print-date>
    <meta:editing-cycles>4</meta:editing-cycles>
    <meta:editing-duration>PT0H1M3S</meta:editing-duration>
  </office:meta>
</office:document-meta>
</file>